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5</text:p>
          </table:table-cell>
          <table:table-cell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7</text:p>
          </table:table-cell>
          <table:table-cell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59</text:p>
          </table:table-cell>
          <table:table-cell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71</text:p>
          </table:table-cell>
          <table:table-cell table:style-name="ce1" table:number-columns-repeated="2"/>
          <table:table-cell office:value-type="string" calcext:value-type="string">
            <text:p>argentina</text:p>
          </table:table-cell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S739</text:p>
          </table:table-cell>
          <table:table-cell table:number-columns-repeated="2"/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743</text:p>
          </table:table-cell>
          <table:table-cell table:number-columns-repeated="2"/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757</text:p>
          </table:table-cell>
          <table:table-cell table:style-name="ce1" table:number-columns-repeated="2"/>
          <table:table-cell office:value-type="string" calcext:value-type="string">
            <text:p>australia</text:p>
          </table:table-cell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S1163</text:p>
          </table:table-cell>
          <table:table-cell table:number-columns-repeated="2"/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1181</text:p>
          </table:table-cell>
          <table:table-cell table:number-columns-repeated="2"/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1187</text:p>
          </table:table-cell>
          <table:table-cell table:style-name="ce1" table:number-columns-repeated="2"/>
          <table:table-cell office:value-type="string" calcext:value-type="string">
            <text:p>brasil</text:p>
          </table:table-cell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office:value-type="string" calcext:value-type="string">
            <text:p>S3190</text:p>
          </table:table-cell>
          <table:table-cell table:number-columns-repeated="2"/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3119</text:p>
          </table:table-cell>
          <table:table-cell table:number-columns-repeated="2"/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3121</text:p>
          </table:table-cell>
          <table:table-cell table:number-columns-repeated="2"/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3137</text:p>
          </table:table-cell>
          <table:table-cell table:style-name="ce1"/>
          <table:table-cell/>
          <table:table-cell office:value-type="string" calcext:value-type="string">
            <text:p>francia</text:p>
          </table:table-cell>
        </table:table-row>
        <table:table-row table:style-name="ro1">
          <table:table-cell table:style-name="ce1" office:value-type="float" office:value="5407" calcext:value-type="float">
            <text:p>5407</text:p>
          </table:table-cell>
          <table:table-cell office:value-type="string" calcext:value-type="string">
            <text:p>S5407</text:p>
          </table:table-cell>
          <table:table-cell table:number-columns-repeated="2"/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S5413</text:p>
          </table:table-cell>
          <table:table-cell table:number-columns-repeated="2"/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S5417</text:p>
          </table:table-cell>
          <table:table-cell table:number-columns-repeated="2"/>
          <table:table-cell office:value-type="string" calcext:value-type="string">
            <text:p>nigeria</text:p>
          </table:table-cell>
        </table:table-row>
        <table:table-row table:style-name="ro1">
          <table:table-cell table:style-name="ce1" office:value-type="float" office:value="8861" calcext:value-type="float">
            <text:p>8861</text:p>
          </table:table-cell>
          <table:table-cell office:value-type="string" calcext:value-type="string">
            <text:p>S8861</text:p>
          </table:table-cell>
          <table:table-cell table:number-columns-repeated="2"/>
          <table:table-cell office:value-type="string" calcext:value-type="string">
            <text:p>rus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54:40.802000000</meta:creation-date>
    <dc:date>2018-11-21T13:03:46.177000000</dc:date>
    <meta:editing-duration>PT58M13S</meta:editing-duration>
    <meta:editing-cycles>5</meta:editing-cycles>
    <meta:generator>LibreOffice/5.4.6.2$Windows_X86_64 LibreOffice_project/4014ce260a04f1026ba855d3b8d91541c224eab8</meta:generator>
    <meta:document-statistic meta:table-count="1" meta:cell-count="65" meta:object-count="0"/>
  </office:meta>
</office:document-meta>
</file>